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oon1" svg:font-family="Boon" style:font-pitch="variable"/>
    <style:font-face style:name="David Libre" svg:font-family="'David Libre'" style:font-pitch="variable"/>
    <style:font-face style:name="Boon" svg:font-family="Boon" style:font-family-generic="modern" style:font-pitch="variable"/>
    <style:font-face style:name="Boon SemiBold" svg:font-family="'Boon SemiBol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36in" table:align="left"/>
    </style:style>
    <style:style style:name="Table2.A" style:family="table-column">
      <style:table-column-properties style:column-width="2.9375in"/>
    </style:style>
    <style:style style:name="Table2.B" style:family="table-column">
      <style:table-column-properties style:column-width="3.9861in"/>
    </style:style>
    <style:style style:name="Table2.A1" style:family="table-cell">
      <style:table-cell-properties fo:background-color="#dde8c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e8cb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9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5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77bc65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77bc6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1.54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background-color="#77bc65" fo:padding="0.0382in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77bc6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8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3.D18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fcd4d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cd4d1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3.9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1.54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3764in"/>
    </style:style>
    <style:style style:name="Table5.A10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5.D10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8" style:family="table-cell">
      <style:table-cell-properties fo:background-color="#e0c2cd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e0c2c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666666" style:font-name="Boon" fo:font-size="11pt" fo:font-weight="bold" officeooo:rsid="000fee18" officeooo:paragraph-rsid="00117bc1" style:font-size-asian="11pt" style:font-weight-asian="bold" style:font-name-complex="Boon" style:font-size-complex="11pt" style:language-complex="th" style:country-complex="TH" style:font-weight-complex="bold"/>
    </style:style>
    <style:style style:name="P2" style:family="paragraph" style:parent-style-name="Standard">
      <style:text-properties style:font-name="Boon" fo:font-size="14pt" fo:font-weight="bold" officeooo:rsid="000fee18" officeooo:paragraph-rsid="000fee18" style:font-size-asian="14pt" style:font-weight-asian="bold" style:font-name-complex="Boon" style:font-size-complex="14pt" style:language-complex="th" style:country-complex="TH" style:font-weight-complex="bold"/>
    </style:style>
    <style:style style:name="P3" style:family="paragraph" style:parent-style-name="Standard">
      <style:text-properties style:font-name="Boon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4" style:family="paragraph" style:parent-style-name="Standard">
      <style:text-properties style:font-name="Boon" fo:font-size="12pt" fo:font-weight="normal" officeooo:rsid="000fee18" officeooo:paragraph-rsid="00227848" style:font-size-asian="12pt" style:font-weight-asian="normal" style:font-name-complex="Boon" style:font-size-complex="12pt" style:language-complex="th" style:country-complex="TH" style:font-weight-complex="normal"/>
    </style:style>
    <style:style style:name="P5" style:family="paragraph" style:parent-style-name="Standard">
      <style:text-properties style:font-name="Boon" fo:font-size="12pt" fo:font-weight="normal" officeooo:rsid="0024d4ab" officeooo:paragraph-rsid="0024d4ab" style:font-size-asian="12pt" style:font-weight-asian="normal" style:font-name-complex="Boon" style:font-size-complex="12pt" style:language-complex="th" style:country-complex="TH" style:font-weight-complex="normal"/>
    </style:style>
    <style:style style:name="P6" style:family="paragraph" style:parent-style-name="Standard">
      <style:text-properties style:font-name="Boon" fo:font-size="12pt" fo:font-style="italic" fo:font-weight="normal" officeooo:rsid="0024d4ab" officeooo:paragraph-rsid="0024d4ab" style:font-size-asian="12pt" style:font-style-asian="italic" style:font-weight-asian="normal" style:font-name-complex="Boon" style:font-size-complex="12pt" style:language-complex="th" style:country-complex="TH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Boon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2pt" fo:font-weight="normal" officeooo:rsid="001c8379" officeooo:paragraph-rsid="001c8379" style:font-size-asian="12pt" style:font-weight-asian="normal" style:font-name-complex="Boon" style:font-size-complex="12pt" style:language-complex="th" style:country-complex="TH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2f062d" officeooo:paragraph-rsid="002f062d" style:font-size-asian="10pt" style:font-weight-asian="normal" style:font-name-complex="Boon" style:font-size-complex="10pt" style:language-complex="th" style:country-complex="TH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2f062d" officeooo:paragraph-rsid="001c8379" style:font-size-asian="10pt" style:font-weight-asian="normal" style:font-name-complex="Boon" style:font-size-complex="10pt" style:language-complex="th" style:country-complex="TH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0fee18" officeooo:paragraph-rsid="00190ba7" style:font-size-asian="14pt" style:font-weight-asian="bold" style:font-name-complex="David Libre" style:font-size-complex="14pt" style:language-complex="th" style:country-complex="TH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1ab5ba" officeooo:paragraph-rsid="001ab5ba" style:font-size-asian="14pt" style:font-weight-asian="bold" style:font-name-complex="Boon" style:font-size-complex="14pt" style:language-complex="th" style:country-complex="TH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1c8379" officeooo:paragraph-rsid="001c8379" style:font-size-asian="14pt" style:font-weight-asian="bold" style:font-name-complex="Boon" style:font-size-complex="14pt" style:language-complex="th" style:country-complex="TH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David Libre" fo:font-size="12pt" fo:font-weight="normal" officeooo:rsid="00190ba7" officeooo:paragraph-rsid="00190ba7" style:font-size-asian="10.5pt" style:font-weight-asian="normal" style:font-name-complex="Boon" style:font-size-complex="16pt" style:language-complex="th" style:country-complex="TH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avid Libre" fo:font-size="10pt" fo:font-weight="normal" officeooo:rsid="002f062d" officeooo:paragraph-rsid="002f062d" style:font-size-asian="10pt" style:font-weight-asian="normal" style:font-name-complex="Boon" style:font-size-complex="10pt" style:language-complex="th" style:country-complex="TH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Boon1" fo:font-size="14pt" fo:font-weight="bold" officeooo:rsid="000fee18" officeooo:paragraph-rsid="00190ba7" style:font-size-asian="14pt" style:font-weight-asian="bold" style:font-name-complex="Boon1" style:font-size-complex="14pt" style:language-complex="th" style:country-complex="TH" style:font-weight-complex="bold"/>
    </style:style>
    <style:style style:name="P18" style:family="paragraph" style:parent-style-name="Standard">
      <style:text-properties style:font-name="David Libre" fo:font-size="12pt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avid Libre" fo:font-size="12pt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20" style:family="paragraph" style:parent-style-name="Standard">
      <style:text-properties style:font-name="David Libre" fo:font-size="12pt" style:text-underline-style="solid" style:text-underline-width="auto" style:text-underline-color="font-color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avid Libre" fo:font-size="12pt" style:text-underline-style="solid" style:text-underline-width="auto" style:text-underline-color="font-color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22" style:family="paragraph" style:parent-style-name="Standard">
      <style:text-properties style:font-name="David Libre" fo:font-size="12pt" fo:font-style="italic" fo:font-weight="normal" officeooo:rsid="002f062d" officeooo:paragraph-rsid="002f062d" style:font-size-asian="12pt" style:font-style-asian="italic" style:font-weight-asian="normal" style:font-name-complex="Boon" style:font-size-complex="12pt" style:language-complex="th" style:country-complex="TH" style:font-style-complex="italic" style:font-weight-complex="normal"/>
    </style:style>
    <style:style style:name="P23" style:family="paragraph" style:parent-style-name="Standard">
      <style:text-properties style:font-name="David Libre" fo:font-size="11pt" fo:font-weight="normal" officeooo:rsid="002b2992" officeooo:paragraph-rsid="002b2992" style:font-size-asian="11pt" style:font-weight-asian="normal" style:font-name-complex="Boon" style:font-size-complex="11pt" style:language-complex="th" style:country-complex="TH" style:font-weight-complex="normal"/>
    </style:style>
    <style:style style:name="P24" style:family="paragraph" style:parent-style-name="Standard">
      <style:text-properties style:font-name="David Libre" fo:font-size="14pt" fo:font-weight="bold" officeooo:rsid="003180b4" officeooo:paragraph-rsid="003180b4" style:font-size-asian="14pt" style:font-weight-asian="bold" style:font-name-complex="Boon" style:font-size-complex="14pt" style:language-complex="th" style:country-complex="TH" style:font-weight-complex="bold"/>
    </style:style>
    <style:style style:name="P25" style:family="paragraph" style:parent-style-name="Standard">
      <style:text-properties style:font-name="David Libre" fo:font-size="16pt" fo:font-weight="bold" officeooo:rsid="002b2992" officeooo:paragraph-rsid="002b2992" style:font-size-asian="16pt" style:font-weight-asian="bold" style:font-name-complex="Boon" style:font-size-complex="16pt" style:language-complex="th" style:country-complex="TH" style:font-weight-complex="bold"/>
    </style:style>
    <style:style style:name="P26" style:family="paragraph" style:parent-style-name="Standard">
      <style:text-properties style:font-name="Consolas1" fo:font-size="10pt" fo:font-weight="normal" officeooo:rsid="002faade" officeooo:paragraph-rsid="002faade" style:font-size-asian="10pt" style:font-weight-asian="normal" style:font-name-complex="Boon" style:font-size-complex="10pt" style:language-complex="th" style:country-complex="TH" style:font-weight-complex="normal"/>
    </style:style>
    <style:style style:name="P27" style:family="paragraph" style:parent-style-name="Standard">
      <style:text-properties style:font-name="Consolas1" fo:font-size="8pt" fo:font-weight="normal" officeooo:rsid="002fb996" officeooo:paragraph-rsid="002faade" style:font-size-asian="8pt" style:font-weight-asian="normal" style:font-name-complex="Boon" style:font-size-complex="8pt" style:language-complex="th" style:country-complex="TH" style:font-weight-complex="normal"/>
    </style:style>
    <style:style style:name="P28" style:family="paragraph" style:parent-style-name="Standard">
      <style:text-properties style:font-name="Consolas1" fo:font-size="8pt" fo:font-weight="normal" officeooo:rsid="003180b4" officeooo:paragraph-rsid="003180b4" style:font-size-asian="8pt" style:font-weight-asian="normal" style:font-name-complex="Boon" style:font-size-complex="8pt" style:language-complex="th" style:country-complex="TH" style:font-weight-complex="normal"/>
    </style:style>
    <style:style style:name="P29" style:family="paragraph" style:parent-style-name="Standard">
      <style:text-properties style:font-name="Boon1" fo:font-size="12pt" fo:font-style="normal" fo:font-weight="normal" officeooo:rsid="00342fae" officeooo:paragraph-rsid="00342fae" style:font-size-asian="12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30" style:family="paragraph" style:parent-style-name="Standard">
      <style:text-properties style:font-name="Boon1" fo:font-size="16pt" fo:font-style="normal" style:text-underline-style="solid" style:text-underline-width="auto" style:text-underline-color="font-color" fo:font-weight="bold" officeooo:rsid="00342fae" officeooo:paragraph-rsid="00342fae" style:font-size-asian="16pt" style:font-style-asian="normal" style:font-weight-asian="bold" style:font-name-complex="Boon1" style:font-size-complex="16pt" style:language-complex="th" style:country-complex="TH" style:font-style-complex="normal" style:font-weight-complex="bold"/>
    </style:style>
    <style:style style:name="P31" style:family="paragraph" style:parent-style-name="Table_20_Contents">
      <style:text-properties style:font-name="Boon" fo:font-size="14pt" style:font-size-asian="14pt" style:font-name-complex="Boon" style:font-size-complex="14pt"/>
    </style:style>
    <style:style style:name="P32" style:family="paragraph" style:parent-style-name="Table_20_Contents">
      <style:text-properties style:font-name="Boon" fo:font-size="14pt" officeooo:paragraph-rsid="00227848" style:font-size-asian="14pt" style:font-name-complex="Boon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117bc1" style:font-size-asian="11pt" style:font-name-complex="Boon" style:font-size-complex="11pt" style:language-complex="th" style:country-complex="TH"/>
    </style:style>
    <style:style style:name="P34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227848" style:font-size-asian="11pt" style:font-name-complex="Boon" style:font-size-complex="11pt" style:language-complex="th" style:country-complex="TH"/>
    </style:style>
    <style:style style:name="P35" style:family="paragraph" style:parent-style-name="Table_20_Contents">
      <style:paragraph-properties fo:text-align="center" style:justify-single-word="false"/>
      <style:text-properties style:font-name="Boon" fo:font-size="11pt" officeooo:rsid="0030266b" officeooo:paragraph-rsid="0030266b" style:font-size-asian="11pt" style:font-name-complex="Boon" style:font-size-complex="11pt" style:language-complex="th" style:country-complex="TH"/>
    </style:style>
    <style:style style:name="P36" style:family="paragraph" style:parent-style-name="Table_20_Contents">
      <style:text-properties style:font-name="Boon" fo:font-size="12pt" style:font-size-asian="12pt" style:font-name-complex="Boon" style:font-size-complex="12pt"/>
    </style:style>
    <style:style style:name="P37" style:family="paragraph" style:parent-style-name="Table_20_Contents">
      <style:text-properties style:font-name="Boon" fo:font-size="12pt" officeooo:rsid="0013a8c3" officeooo:paragraph-rsid="0013a8c3" style:font-size-asian="12pt" style:font-name-complex="Boon" style:font-size-complex="12pt"/>
    </style:style>
    <style:style style:name="P38" style:family="paragraph" style:parent-style-name="Table_20_Contents">
      <style:text-properties style:font-name="Boon" fo:font-size="12pt" officeooo:rsid="0013a8c3" officeooo:paragraph-rsid="00227848" style:font-size-asian="12pt" style:font-name-complex="Boon" style:font-size-complex="12pt"/>
    </style:style>
    <style:style style:name="P39" style:family="paragraph" style:parent-style-name="Table_20_Contents">
      <style:text-properties style:font-name="Boon" fo:font-size="12pt" officeooo:paragraph-rsid="00145c27" style:font-size-asian="12pt" style:font-name-complex="Boon" style:font-size-complex="12pt"/>
    </style:style>
    <style:style style:name="P40" style:family="paragraph" style:parent-style-name="Table_20_Contents">
      <style:text-properties style:font-name="Boon" fo:font-size="12pt" officeooo:rsid="00145c27" officeooo:paragraph-rsid="00145c27" style:font-size-asian="12pt" style:font-name-complex="Boon" style:font-size-complex="12pt"/>
    </style:style>
    <style:style style:name="P41" style:family="paragraph" style:parent-style-name="Table_20_Contents">
      <style:text-properties style:font-name="Boon" fo:font-size="12pt" officeooo:rsid="00145c27" officeooo:paragraph-rsid="00145c27" style:font-size-asian="12pt" style:font-name-complex="Boon" style:font-size-complex="12pt" style:language-complex="th" style:country-complex="TH"/>
    </style:style>
    <style:style style:name="P42" style:family="paragraph" style:parent-style-name="Table_20_Contents">
      <style:text-properties style:font-name="Boon" fo:font-size="12pt" officeooo:rsid="00145c27" officeooo:paragraph-rsid="001f361a" style:font-size-asian="12pt" style:font-name-complex="Boon" style:font-size-complex="12pt" style:language-complex="th" style:country-complex="TH"/>
    </style:style>
    <style:style style:name="P43" style:family="paragraph" style:parent-style-name="Table_20_Contents">
      <style:text-properties style:font-name="Boon" fo:font-size="12pt" officeooo:rsid="00145c27" officeooo:paragraph-rsid="00227848" style:font-size-asian="12pt" style:font-name-complex="Boon" style:font-size-complex="12pt" style:language-complex="th" style:country-complex="TH"/>
    </style:style>
    <style:style style:name="P44" style:family="paragraph" style:parent-style-name="Table_20_Contents">
      <style:text-properties style:font-name="Boon" fo:font-size="12pt" officeooo:rsid="00117bc1" style:font-size-asian="12pt" style:font-name-complex="Boon" style:font-size-complex="12pt" style:language-complex="th" style:country-complex="TH"/>
    </style:style>
    <style:style style:name="P45" style:family="paragraph" style:parent-style-name="Table_20_Contents">
      <style:text-properties style:font-name="Boon" fo:font-size="12pt" officeooo:rsid="00117bc1" officeooo:paragraph-rsid="001f361a" style:font-size-asian="12pt" style:font-name-complex="Boon" style:font-size-complex="12pt" style:language-complex="th" style:country-complex="TH"/>
    </style:style>
    <style:style style:name="P46" style:family="paragraph" style:parent-style-name="Table_20_Contents">
      <style:text-properties style:font-name="Boon" fo:font-size="12pt" officeooo:rsid="001edd2c" officeooo:paragraph-rsid="001edd2c" style:font-size-asian="12pt" style:font-name-complex="Boon" style:font-size-complex="12pt" style:language-complex="th" style:country-complex="TH"/>
    </style:style>
    <style:style style:name="P47" style:family="paragraph" style:parent-style-name="Table_20_Contents">
      <style:text-properties style:font-name="Boon" fo:font-size="12pt" officeooo:rsid="001edd2c" officeooo:paragraph-rsid="00227848" style:font-size-asian="12pt" style:font-name-complex="Boon" style:font-size-complex="12pt" style:language-complex="th" style:country-complex="TH"/>
    </style:style>
    <style:style style:name="P48" style:family="paragraph" style:parent-style-name="Table_20_Contents">
      <style:text-properties style:font-name="Boon" fo:font-size="12pt" officeooo:rsid="001f361a" officeooo:paragraph-rsid="001f361a" style:font-size-asian="12pt" style:font-name-complex="Boon" style:font-size-complex="12pt" style:language-complex="th" style:country-complex="TH"/>
    </style:style>
    <style:style style:name="P49" style:family="paragraph" style:parent-style-name="Table_20_Contents">
      <style:text-properties style:font-name="Boon" fo:font-size="12pt" officeooo:rsid="00227848" officeooo:paragraph-rsid="00227848" style:font-size-asian="12pt" style:font-name-complex="Boon" style:font-size-complex="12pt" style:language-complex="th" style:country-complex="TH"/>
    </style:style>
    <style:style style:name="P50" style:family="paragraph" style:parent-style-name="Table_20_Contents">
      <style:text-properties style:font-name="Boon" fo:font-size="12pt" officeooo:paragraph-rsid="00227848" style:font-size-asian="12pt" style:font-name-complex="Boon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117bc1" style:font-size-asian="7.19999980926514pt" style:font-name-complex="Boon" style:font-size-complex="11pt" style:language-complex="th" style:country-complex="TH"/>
    </style:style>
    <style:style style:name="P52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227848" style:font-size-asian="7.19999980926514pt" style:font-name-complex="Boon" style:font-size-complex="11pt" style:language-complex="th" style:country-complex="TH"/>
    </style:style>
    <style:style style:name="P53" style:family="paragraph" style:parent-style-name="Table_20_Contents">
      <style:paragraph-properties fo:text-align="start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55" style:family="paragraph" style:parent-style-name="Table_20_Contents">
      <style:text-properties style:font-name="David Libre" fo:font-size="12pt" style:font-size-asian="12pt" style:font-name-complex="Boon" style:font-size-complex="12pt"/>
    </style:style>
    <style:style style:name="P56" style:family="paragraph" style:parent-style-name="Table_20_Contents">
      <style:text-properties style:font-name="David Libre" fo:font-size="12pt" officeooo:paragraph-rsid="00227848" style:font-size-asian="12pt" style:font-name-complex="Boon" style:font-size-complex="12pt"/>
    </style:style>
    <style:style style:name="P57" style:family="paragraph" style:parent-style-name="Table_20_Contents">
      <style:text-properties style:font-name="David Libre" fo:font-size="12pt" officeooo:rsid="001f361a" officeooo:paragraph-rsid="00227848" style:font-size-asian="12pt" style:font-name-complex="Boon" style:font-size-complex="12pt" style:language-complex="th" style:country-complex="TH"/>
    </style:style>
    <style:style style:name="P58" style:family="paragraph" style:parent-style-name="Table_20_Contents">
      <style:text-properties style:font-name="David Libre" fo:font-size="12pt" officeooo:rsid="00117bc1" officeooo:paragraph-rsid="00227848" style:font-size-asian="12pt" style:font-name-complex="Boon" style:font-size-complex="12pt" style:language-complex="th" style:country-complex="TH"/>
    </style:style>
    <style:style style:name="P59" style:family="paragraph" style:parent-style-name="Table_20_Contents">
      <style:text-properties style:font-name="David Libre" fo:font-size="12pt" officeooo:rsid="00145c27" officeooo:paragraph-rsid="00227848" style:font-size-asian="12pt" style:font-name-complex="Boon" style:font-size-complex="12pt" style:language-complex="th" style:country-complex="TH"/>
    </style:style>
    <style:style style:name="P60" style:family="paragraph" style:parent-style-name="Table_20_Contents">
      <style:text-properties style:font-name="David Libre" fo:font-size="12pt" officeooo:paragraph-rsid="002a373c" style:font-size-asian="12pt" style:font-name-complex="Boon" style:font-size-complex="12pt"/>
    </style:style>
    <style:style style:name="P61" style:family="paragraph" style:parent-style-name="Table_20_Contents">
      <style:text-properties style:font-name="David Libre" fo:font-size="12pt" style:text-underline-style="solid" style:text-underline-width="auto" style:text-underline-color="font-color" style:font-size-asian="12pt" style:font-name-complex="Boon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David Libre" fo:font-size="12pt" style:text-underline-style="solid" style:text-underline-width="auto" style:text-underline-color="font-color" style:font-size-asian="12pt" style:font-name-complex="Boon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227848" style:font-size-asian="14pt" style:font-name-complex="Boon" style:font-size-complex="14pt" style:language-complex="th" style:country-complex="TH"/>
    </style:style>
    <style:style style:name="P64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117bc1" style:font-size-asian="14pt" style:font-name-complex="Boon" style:font-size-complex="14pt" style:language-complex="th" style:country-complex="TH"/>
    </style:style>
    <style:style style:name="P65" style:family="paragraph" style:parent-style-name="Table_20_Contents">
      <style:text-properties style:font-name="David Libre" fo:font-size="11pt" style:font-size-asian="11pt" style:font-name-complex="Boon" style:font-size-complex="11pt"/>
    </style:style>
    <style:style style:name="P6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6pt" fo:font-weight="bold" officeooo:rsid="00190ba7" officeooo:paragraph-rsid="00190ba7" style:font-size-asian="16pt" style:font-weight-asian="bold" style:font-name-complex="Boon" style:font-size-complex="16pt" style:language-complex="th" style:country-complex="TH" style:font-weight-complex="bold"/>
    </style:style>
    <style:style style:name="P6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6pt" fo:font-weight="bold" officeooo:rsid="001e661b" officeooo:paragraph-rsid="001e661b" style:font-size-asian="16pt" style:font-weight-asian="bold" style:font-name-complex="Boon" style:font-size-complex="16pt" style:language-complex="th" style:country-complex="TH" style:font-weight-complex="bold"/>
    </style:style>
    <style:style style:name="P6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4pt" fo:font-weight="bold" officeooo:rsid="000fee18" officeooo:paragraph-rsid="00190ba7" style:font-size-asian="14pt" style:font-weight-asian="bold" style:font-name-complex="David Libre" style:font-size-complex="14pt" style:language-complex="th" style:country-complex="TH" style:font-weight-complex="bold"/>
    </style:style>
    <style:style style:name="P6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avid Libre" fo:font-size="16pt" fo:font-weight="bold" officeooo:rsid="002b2992" officeooo:paragraph-rsid="002b2992" style:font-size-asian="16pt" style:font-weight-asian="bold" style:font-name-complex="Boon" style:font-size-complex="16pt" style:language-complex="th" style:country-complex="TH" style:font-weight-complex="bold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avid Libre" fo:font-size="14pt" fo:font-weight="bold" officeooo:rsid="003180b4" officeooo:paragraph-rsid="003180b4" style:font-size-asian="14pt" style:font-weight-asian="bold" style:font-name-complex="Boon" style:font-size-complex="14pt" style:language-complex="th" style:country-complex="TH" style:font-weight-complex="bold"/>
    </style:style>
    <style:style style:name="P72" style:family="paragraph" style:parent-style-name="Table_20_Contents" style:list-style-name="L5">
      <style:paragraph-properties fo:text-align="start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73" style:family="paragraph" style:parent-style-name="Table_20_Contents">
      <style:text-properties style:font-name="David Libre" fo:font-size="12pt" officeooo:rsid="00145c27" officeooo:paragraph-rsid="0039c395" style:font-size-asian="12pt" style:font-name-complex="Boon" style:font-size-complex="12pt" style:language-complex="th" style:country-complex="TH"/>
    </style:style>
    <style:style style:name="P74" style:family="paragraph" style:parent-style-name="Table_20_Contents">
      <style:text-properties style:font-name="David Libre" fo:font-size="12pt" officeooo:rsid="001f361a" officeooo:paragraph-rsid="0039c395" style:font-size-asian="12pt" style:font-name-complex="Boon" style:font-size-complex="12pt" style:language-complex="th" style:country-complex="TH"/>
    </style:style>
    <style:style style:name="P75" style:family="paragraph" style:parent-style-name="Table_20_Contents">
      <style:text-properties style:font-name="David Libre" fo:font-size="12pt" officeooo:rsid="00117bc1" officeooo:paragraph-rsid="0039c395" style:font-size-asian="12pt" style:font-name-complex="Boon" style:font-size-complex="12pt" style:language-complex="th" style:country-complex="TH"/>
    </style:style>
    <style:style style:name="P76" style:family="paragraph" style:parent-style-name="Table_20_Contents">
      <style:text-properties style:font-name="David Libre" fo:font-size="12pt" officeooo:rsid="001edd2c" officeooo:paragraph-rsid="0039c395" style:font-size-asian="12pt" style:font-name-complex="Boon" style:font-size-complex="12pt" style:language-complex="th" style:country-complex="TH"/>
    </style:style>
    <style:style style:name="P77" style:family="paragraph" style:parent-style-name="Table_20_Contents">
      <style:text-properties style:font-name="David Libre" fo:font-size="12pt" officeooo:paragraph-rsid="0039c395" style:font-size-asian="12pt" style:font-name-complex="Boon" style:font-size-complex="12pt"/>
    </style:style>
    <style:style style:name="P78" style:family="paragraph" style:parent-style-name="Table_20_Contents">
      <style:text-properties style:font-name="David Libre" fo:font-size="12pt" officeooo:paragraph-rsid="003b1e60" style:font-size-asian="12pt" style:font-name-complex="Boon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39c395" style:font-size-asian="14pt" style:font-name-complex="Boon" style:font-size-complex="14pt" style:language-complex="th" style:country-complex="TH"/>
    </style:style>
    <style:style style:name="P80" style:family="paragraph" style:parent-style-name="Table_20_Contents">
      <style:paragraph-properties fo:text-align="center" style:justify-single-word="false"/>
      <style:text-properties style:font-name="David Libre" fo:font-size="14pt" officeooo:rsid="0037a67a" officeooo:paragraph-rsid="0037a67a" style:font-size-asian="14pt" style:font-name-complex="Boon" style:font-size-complex="14pt" style:language-complex="th" style:country-complex="TH"/>
    </style:style>
    <style:style style:name="P81" style:family="paragraph" style:parent-style-name="Table_20_Contents">
      <style:paragraph-properties fo:text-align="center" style:justify-single-word="false"/>
      <style:text-properties style:font-name="David Libre" fo:font-size="14pt" officeooo:rsid="0037fe1a" officeooo:paragraph-rsid="0037fe1a" style:font-size-asian="14pt" style:font-name-complex="Boon" style:font-size-complex="14pt" style:language-complex="th" style:country-complex="TH"/>
    </style:style>
    <style:style style:name="P82" style:family="paragraph" style:parent-style-name="Table_20_Contents">
      <style:paragraph-properties fo:text-align="center" style:justify-single-word="false"/>
      <style:text-properties style:font-name="David Libre" fo:font-size="14pt" officeooo:rsid="0039c395" officeooo:paragraph-rsid="0039c395" style:font-size-asian="14pt" style:font-name-complex="Boon" style:font-size-complex="14pt" style:language-complex="th" style:country-complex="TH"/>
    </style:style>
    <style:style style:name="P83" style:family="paragraph" style:parent-style-name="Table_20_Contents">
      <style:paragraph-properties fo:text-align="center" style:justify-single-word="false"/>
      <style:text-properties style:font-name="David Libre" fo:font-size="14pt" officeooo:rsid="003b1e60" officeooo:paragraph-rsid="003b1e60" style:font-size-asian="14pt" style:font-name-complex="Boon" style:font-size-complex="14pt" style:language-complex="th" style:country-complex="TH"/>
    </style:style>
    <style:style style:name="P84" style:family="paragraph" style:parent-style-name="Table_20_Contents" style:list-style-name="L6">
      <style:text-properties style:font-name="Boon" fo:font-size="12pt" officeooo:rsid="001e661b" officeooo:paragraph-rsid="001e661b" style:font-size-asian="12pt" style:font-name-complex="Boon" style:font-size-complex="12pt"/>
    </style:style>
    <style:style style:name="P85" style:family="paragraph" style:parent-style-name="Table_20_Contents" style:list-style-name="L6">
      <style:text-properties style:font-name="Boon" fo:font-size="12pt" officeooo:rsid="001e661b" officeooo:paragraph-rsid="0035cb24" style:font-size-asian="12pt" style:font-name-complex="Boon" style:font-size-complex="12pt"/>
    </style:style>
    <style:style style:name="P86" style:family="paragraph" style:parent-style-name="Table_20_Contents" style:list-style-name="L6">
      <style:text-properties style:font-name="Boon" fo:font-size="12pt" officeooo:rsid="001e661b" officeooo:paragraph-rsid="001e661b" style:font-size-asian="12pt" style:font-name-complex="Boon" style:font-size-complex="12pt" style:language-complex="th" style:country-complex="TH"/>
    </style:style>
    <style:style style:name="P87" style:family="paragraph" style:parent-style-name="Table_20_Contents" style:list-style-name="L6">
      <style:text-properties style:font-name="Boon" fo:font-size="12pt" officeooo:rsid="001e661b" officeooo:paragraph-rsid="0035cb24" style:font-size-asian="12pt" style:font-name-complex="Boon" style:font-size-complex="12pt" style:language-complex="th" style:country-complex="TH"/>
    </style:style>
    <style:style style:name="P88" style:family="paragraph" style:parent-style-name="Table_20_Contents">
      <style:text-properties style:font-name="Boon" fo:font-size="12pt" officeooo:rsid="00117bc1" officeooo:paragraph-rsid="0035cb24" style:font-size-asian="12pt" style:font-name-complex="Boon" style:font-size-complex="12pt" style:language-complex="th" style:country-complex="TH"/>
    </style:style>
    <style:style style:name="P89" style:family="paragraph" style:parent-style-name="Table_20_Contents">
      <style:text-properties style:font-name="Boon" fo:font-size="12pt" officeooo:rsid="001edd2c" officeooo:paragraph-rsid="0035cb24" style:font-size-asian="12pt" style:font-name-complex="Boon" style:font-size-complex="12pt" style:language-complex="th" style:country-complex="TH"/>
    </style:style>
    <style:style style:name="P90" style:family="paragraph" style:parent-style-name="Table_20_Contents">
      <style:text-properties style:font-name="Boon" fo:font-size="12pt" officeooo:rsid="001edd2c" officeooo:paragraph-rsid="0039c395" style:font-size-asian="12pt" style:font-name-complex="Boon" style:font-size-complex="12pt" style:language-complex="th" style:country-complex="TH"/>
    </style:style>
    <style:style style:name="P91" style:family="paragraph" style:parent-style-name="Table_20_Contents">
      <style:text-properties style:font-name="Boon" fo:font-size="12pt" officeooo:rsid="00145c27" officeooo:paragraph-rsid="0035cb24" style:font-size-asian="12pt" style:font-name-complex="Boon" style:font-size-complex="12pt" style:language-complex="th" style:country-complex="TH"/>
    </style:style>
    <style:style style:name="P92" style:family="paragraph" style:parent-style-name="Table_20_Contents">
      <style:text-properties style:font-name="Boon" fo:font-size="12pt" officeooo:rsid="00145c27" officeooo:paragraph-rsid="0039c395" style:font-size-asian="12pt" style:font-name-complex="Boon" style:font-size-complex="12pt" style:language-complex="th" style:country-complex="TH"/>
    </style:style>
    <style:style style:name="P93" style:family="paragraph" style:parent-style-name="Table_20_Contents">
      <style:text-properties style:font-name="Boon" fo:font-size="12pt" officeooo:rsid="001f361a" officeooo:paragraph-rsid="0035cb24" style:font-size-asian="12pt" style:font-name-complex="Boon" style:font-size-complex="12pt" style:language-complex="th" style:country-complex="TH"/>
    </style:style>
    <style:style style:name="P94" style:family="paragraph" style:parent-style-name="Table_20_Contents">
      <style:text-properties style:font-name="Boon" fo:font-size="12pt" officeooo:rsid="00227848" officeooo:paragraph-rsid="0039c395" style:font-size-asian="12pt" style:font-name-complex="Boon" style:font-size-complex="12pt" style:language-complex="th" style:country-complex="TH"/>
    </style:style>
    <style:style style:name="P95" style:family="paragraph" style:parent-style-name="Table_20_Contents">
      <style:text-properties style:font-name="Boon" fo:font-size="12pt" officeooo:rsid="0013a8c3" officeooo:paragraph-rsid="0035cb24" style:font-size-asian="12pt" style:font-name-complex="Boon" style:font-size-complex="12pt"/>
    </style:style>
    <style:style style:name="P96" style:family="paragraph" style:parent-style-name="Table_20_Contents">
      <style:text-properties style:font-name="Boon" fo:font-size="12pt" officeooo:rsid="0013a8c3" officeooo:paragraph-rsid="0039c395" style:font-size-asian="12pt" style:font-name-complex="Boon" style:font-size-complex="12pt"/>
    </style:style>
    <style:style style:name="P97" style:family="paragraph" style:parent-style-name="Table_20_Contents">
      <style:text-properties style:font-name="Boon" fo:font-size="12pt" officeooo:paragraph-rsid="0035cb24" style:font-size-asian="12pt" style:font-name-complex="Boon" style:font-size-complex="12pt"/>
    </style:style>
    <style:style style:name="P98" style:family="paragraph" style:parent-style-name="Table_20_Contents">
      <style:text-properties style:font-name="Boon" fo:font-size="12pt" officeooo:paragraph-rsid="0039c395" style:font-size-asian="12pt" style:font-name-complex="Boon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35cb24" style:font-size-asian="11pt" style:font-name-complex="Boon" style:font-size-complex="11pt" style:language-complex="th" style:country-complex="TH"/>
    </style:style>
    <style:style style:name="P100" style:family="paragraph" style:parent-style-name="Table_20_Contents">
      <style:paragraph-properties fo:text-align="center" style:justify-single-word="false"/>
      <style:text-properties style:font-name="Boon" fo:font-size="11pt" officeooo:rsid="0030266b" officeooo:paragraph-rsid="0035cb24" style:font-size-asian="11pt" style:font-name-complex="Boon" style:font-size-complex="11pt" style:language-complex="th" style:country-complex="TH"/>
    </style:style>
    <style:style style:name="P101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35cb24" style:font-size-asian="7.19999980926514pt" style:font-name-complex="Boon" style:font-size-complex="11pt" style:language-complex="th" style:country-complex="TH"/>
    </style:style>
    <style:style style:name="P102" style:family="paragraph" style:parent-style-name="Table_20_Contents">
      <style:text-properties style:font-name="Boon" fo:font-size="14pt" officeooo:paragraph-rsid="0035cb24" style:font-size-asian="14pt" style:font-name-complex="Boon" style:font-size-complex="14pt"/>
    </style:style>
    <style:style style:name="P103" style:family="paragraph" style:parent-style-name="Table_20_Contents">
      <style:text-properties style:font-name="Boon" fo:font-size="14pt" officeooo:paragraph-rsid="0039c395" style:font-size-asian="14pt" style:font-name-complex="Boon" style:font-size-complex="14pt"/>
    </style:style>
    <style:style style:name="P104" style:family="paragraph" style:parent-style-name="Standard" style:list-style-name="L1">
      <style:paragraph-properties fo:text-align="start" style:justify-single-word="false"/>
      <style:text-properties fo:color="#000000" style:font-name="David Libre" fo:font-size="12pt" fo:font-weight="normal" officeooo:rsid="00190ba7" officeooo:paragraph-rsid="00190ba7" style:font-size-asian="10.5pt" style:font-weight-asian="normal" style:font-name-complex="Boon" style:font-size-complex="16pt" style:language-complex="th" style:country-complex="TH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06" style:family="paragraph" style:parent-style-name="Standard" style:list-style-name="L3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08" style:family="paragraph" style:parent-style-name="Standard">
      <style:text-properties style:font-name="Boon1" fo:font-size="12pt" fo:font-style="italic" fo:font-weight="normal" officeooo:rsid="003180b4" officeooo:paragraph-rsid="003180b4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09" style:family="paragraph" style:parent-style-name="Standard">
      <style:text-properties style:font-name="Boon1" fo:font-size="12pt" fo:font-style="italic" fo:font-weight="normal" officeooo:rsid="003180b4" officeooo:paragraph-rsid="0039c395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10" style:family="paragraph" style:parent-style-name="Standard">
      <style:text-properties style:font-name="Boon1" fo:font-size="16pt" fo:font-style="normal" style:text-underline-style="solid" style:text-underline-width="auto" style:text-underline-color="font-color" fo:font-weight="bold" officeooo:rsid="0035cb24" officeooo:paragraph-rsid="0035cb24" style:font-size-asian="16pt" style:font-style-asian="normal" style:font-weight-asian="bold" style:font-name-complex="Boon SemiBold" style:font-size-complex="16pt" style:language-complex="th" style:country-complex="TH" style:font-style-complex="normal" style:font-weight-complex="bold"/>
    </style:style>
    <style:style style:name="P111" style:family="paragraph" style:parent-style-name="Standard">
      <style:text-properties style:font-name="Boon1" fo:font-size="9pt" fo:font-style="normal" style:text-underline-style="none" fo:font-weight="normal" officeooo:rsid="0035cb24" officeooo:paragraph-rsid="0035cb24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12" style:family="paragraph" style:parent-style-name="Standard" style:list-style-name="L7">
      <style:text-properties style:font-name="Boon1" fo:font-size="9pt" fo:font-style="normal" style:text-underline-style="none" fo:font-weight="normal" officeooo:rsid="0037a67a" officeooo:paragraph-rsid="0037a67a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13" style:family="paragraph" style:parent-style-name="Standard">
      <style:text-properties style:font-name="Boon1" fo:font-size="9pt" fo:font-style="normal" style:text-underline-style="none" fo:font-weight="normal" officeooo:rsid="0037a67a" officeooo:paragraph-rsid="0037a67a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T1" style:family="text">
      <style:text-properties style:font-name="David Libre"/>
    </style:style>
    <style:style style:name="T2" style:family="text">
      <style:text-properties style:font-name="David Libre" fo:font-weight="normal" officeooo:rsid="00174316" style:font-weight-asian="normal" style:font-weight-complex="normal"/>
    </style:style>
    <style:style style:name="T3" style:family="text">
      <style:text-properties style:font-name="David Libre" officeooo:rsid="00145c27"/>
    </style:style>
    <style:style style:name="T4" style:family="text">
      <style:text-properties style:font-name="David Libre" officeooo:rsid="001edd2c" style:language-complex="th" style:country-complex="TH"/>
    </style:style>
    <style:style style:name="T5" style:family="text">
      <style:text-properties style:font-name="David Libre" officeooo:rsid="00276178" style:language-complex="th" style:country-complex="TH"/>
    </style:style>
    <style:style style:name="T6" style:family="text">
      <style:text-properties style:font-name="David Libre" officeooo:rsid="00276178"/>
    </style:style>
    <style:style style:name="T7" style:family="text">
      <style:text-properties style:font-name="David Libre" officeooo:rsid="002956e2"/>
    </style:style>
    <style:style style:name="T8" style:family="text">
      <style:text-properties style:font-name="David Libre" officeooo:rsid="002fb99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4316" style:font-weight-asian="normal" style:font-weight-complex="normal"/>
    </style:style>
    <style:style style:name="T11" style:family="text">
      <style:text-properties fo:font-weight="normal" officeooo:rsid="00190ba7" style:font-weight-asian="normal" style:font-weight-complex="normal"/>
    </style:style>
    <style:style style:name="T12" style:family="text">
      <style:text-properties officeooo:rsid="00145c27"/>
    </style:style>
    <style:style style:name="T13" style:family="text">
      <style:text-properties style:language-complex="th" style:country-complex="TH"/>
    </style:style>
    <style:style style:name="T14" style:family="text">
      <style:text-properties officeooo:rsid="00117bc1" style:language-complex="th" style:country-complex="TH"/>
    </style:style>
    <style:style style:name="T15" style:family="text">
      <style:text-properties officeooo:rsid="0013a8c3" style:language-complex="th" style:country-complex="TH"/>
    </style:style>
    <style:style style:name="T16" style:family="text">
      <style:text-properties officeooo:rsid="00145c27" style:language-complex="th" style:country-complex="TH"/>
    </style:style>
    <style:style style:name="T17" style:family="text">
      <style:text-properties officeooo:rsid="001e661b" style:language-complex="th" style:country-complex="TH"/>
    </style:style>
    <style:style style:name="T18" style:family="text">
      <style:text-properties officeooo:rsid="001edd2c" style:language-complex="th" style:country-complex="TH"/>
    </style:style>
    <style:style style:name="T19" style:family="text">
      <style:text-properties officeooo:rsid="001f361a" style:language-complex="th" style:country-complex="TH"/>
    </style:style>
    <style:style style:name="T20" style:family="text">
      <style:text-properties officeooo:rsid="00227848" style:language-complex="th" style:country-complex="TH"/>
    </style:style>
    <style:style style:name="T21" style:family="text">
      <style:text-properties officeooo:rsid="0027265c" style:language-complex="th" style:country-complex="TH"/>
    </style:style>
    <style:style style:name="T22" style:family="text">
      <style:text-properties officeooo:rsid="00276178" style:language-complex="th" style:country-complex="TH"/>
    </style:style>
    <style:style style:name="T23" style:family="text">
      <style:text-properties officeooo:rsid="002a609b" style:language-complex="th" style:country-complex="TH"/>
    </style:style>
    <style:style style:name="T24" style:family="text">
      <style:text-properties officeooo:rsid="0032c7c4" style:language-complex="th" style:country-complex="TH"/>
    </style:style>
    <style:style style:name="T25" style:family="text">
      <style:text-properties officeooo:rsid="003b1e60" style:language-complex="th" style:country-complex="TH"/>
    </style:style>
    <style:style style:name="T26" style:family="text">
      <style:text-properties officeooo:rsid="00190ba7"/>
    </style:style>
    <style:style style:name="T27" style:family="text">
      <style:text-properties officeooo:rsid="001edd2c"/>
    </style:style>
    <style:style style:name="T28" style:family="text">
      <style:text-properties officeooo:rsid="00227848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2378db" style:font-style-asian="normal" style:font-style-complex="normal"/>
    </style:style>
    <style:style style:name="T31" style:family="text">
      <style:text-properties officeooo:rsid="002956e2"/>
    </style:style>
    <style:style style:name="T32" style:family="text">
      <style:text-properties officeooo:rsid="002a373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officeooo:rsid="002f062d"/>
    </style:style>
    <style:style style:name="T35" style:family="text">
      <style:text-properties officeooo:rsid="002faade"/>
    </style:style>
    <style:style style:name="T36" style:family="text">
      <style:text-properties officeooo:rsid="002fb996"/>
    </style:style>
    <style:style style:name="T37" style:family="text">
      <style:text-properties fo:font-size="8pt" officeooo:rsid="002fb996" style:font-size-asian="8pt" style:font-size-complex="8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33f6c4"/>
    </style:style>
    <style:style style:name="T40" style:family="text">
      <style:text-properties officeooo:rsid="0037a67a"/>
    </style:style>
    <style:style style:name="T41" style:family="text">
      <style:text-properties officeooo:rsid="0037fe1a"/>
    </style:style>
    <style:style style:name="T42" style:family="text">
      <style:text-properties officeooo:rsid="00276178"/>
    </style:style>
    <style:style style:name="T43" style:family="text">
      <style:text-properties officeooo:rsid="0039c3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hysics Courses for Medicine Students</text:p>
      <text:list xml:id="list576358152" text:style-name="L1">
        <text:list-header>
          <text:p text:style-name="P104"/>
        </text:list-header>
        <text:list-item>
          <text:p text:style-name="P104">2 lecture courses.</text:p>
        </text:list-item>
        <text:list-item>
          <text:p text:style-name="P104">1 laboratory course.</text:p>
          <text:p text:style-name="P104"/>
        </text:list-item>
      </text:list>
      <text:p text:style-name="P14">There are three models for the lecture courses:</text:p>
      <text:p text:style-name="P14"/>
      <text:p text:style-name="P12">Model I </text:p>
      <text:list xml:id="list2293468985" text:style-name="L2">
        <text:list-item>
          <text:p text:style-name="P105">SCPY 153 (Basic Physics for Medical Science)</text:p>
        </text:list-item>
        <text:list-item>
          <text:p text:style-name="P105">SCPY 154 (Physics for Medical Science)</text:p>
        </text:list-item>
      </text:list>
      <text:p text:style-name="P15"/>
      <text:p text:style-name="P12">Model II </text:p>
      <text:list xml:id="list2577358583" text:style-name="L3">
        <text:list-item>
          <text:p text:style-name="P106">SCPY 153 (Physics for Medical Science I)</text:p>
        </text:list-item>
        <text:list-item>
          <text:p text:style-name="P106">SCPY 154 (Physics for Medical Science II)</text:p>
        </text:list-item>
      </text:list>
      <text:p text:style-name="P15"/>
      <text:p text:style-name="P12">Model III </text:p>
      <text:list xml:id="list1918063" text:style-name="L4">
        <text:list-item>
          <text:p text:style-name="P107">SCPY 153 (General Physics )</text:p>
        </text:list-item>
        <text:list-item>
          <text:p text:style-name="P107">SCPY 154 (Physics for Medical Science)</text:p>
        </text:list-item>
      </text:list>
      <text:p text:style-name="P13"/>
      <text:p text:style-name="P13">Main Topics in University Physics Course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First Semester</text:p>
          </table:table-cell>
          <table:table-cell table:style-name="Table2.B1" office:value-type="string">
            <text:p text:style-name="P54">Second Semester</text:p>
          </table:table-cell>
        </table:table-row>
        <table:table-row>
          <table:table-cell table:style-name="Table2.A3" office:value-type="string">
            <text:p text:style-name="P53">1. Mechanics</text:p>
          </table:table-cell>
          <table:table-cell table:style-name="Table2.B3" office:value-type="string">
            <text:p text:style-name="P53">1. Electricity, Magnetism, and Electromagnetism</text:p>
          </table:table-cell>
        </table:table-row>
        <table:table-row>
          <table:table-cell table:style-name="Table2.A3" office:value-type="string">
            <text:p text:style-name="P53">2. Vibrations and wave</text:p>
          </table:table-cell>
          <table:table-cell table:style-name="Table2.B3" office:value-type="string">
            <text:p text:style-name="P53">2. Modern Physics</text:p>
            <text:list xml:id="list3460386550" text:style-name="L5">
              <text:list-item>
                <text:p text:style-name="P72">Special Relativity (SR)</text:p>
              </text:list-item>
              <text:list-item>
                <text:p text:style-name="P72">Quantum Mechanics (QM)</text:p>
              </text:list-item>
            </text:list>
          </table:table-cell>
        </table:table-row>
        <table:table-row>
          <table:table-cell table:style-name="Table2.A4" office:value-type="string">
            <text:p text:style-name="P53">3. Thermal Physics</text:p>
          </table:table-cell>
          <table:table-cell table:style-name="Table2.B4" office:value-type="string">
            <text:p text:style-name="P53">3. Nuclear Physics</text:p>
          </table:table-cell>
        </table:table-row>
      </table:table>
      <text:p text:style-name="P10"/>
      <text:p text:style-name="P9"/>
      <text:p text:style-name="P8"/>
      <text:p text:style-name="P67"><text:span text:style-name="T30">Pre-</text:span><text:span text:style-name="T29">Model I</text:span></text:p>
      <text:p text:style-name="P11"/>
      <text:p text:style-name="P17"/>
      <text:p text:style-name="P17">ฟิสิกส์ <text:span text:style-name="T26">1</text:span> </text:p>
      <text:p text:style-name="P68">(Physics <text:span text:style-name="T26">I</text:span>)</text:p>
      <text:p text:style-name="P5"/>
      <text:p text:style-name="P6">ครอบคุมเนื้อหาวิชาฟิสิกส์ฟื้นฐานหลักๆทุกหัวข้อโดยยังไม่ได้แยกแยะว่าหัวข้อไหนเกี่ยวกับการแพทย์บ้าง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สัปดาห์ที่</text:p>
          </table:table-cell>
          <table:table-cell table:style-name="Table1.A1" office:value-type="string">
            <text:p text:style-name="P35">เนื้อหา</text:p>
          </table:table-cell>
          <table:table-cell table:style-name="Table1.A1" office:value-type="string">
            <text:p text:style-name="P33">จำนวนชั่วโมง</text:p>
          </table:table-cell>
          <table:table-cell table:style-name="Table1.D1" office:value-type="string">
            <text:p text:style-name="P51">กิจกรรมการเรียนการสอน</text:p>
          </table:table-cell>
        </table:table-row>
        <table:table-row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36">-<text:span text:style-name="T14">แนะนำรายวิชา</text:span></text:p>
            <text:p text:style-name="P44">-ความรู้พื้นฐานทางฟิสิกส์</text:p>
            <text:list xml:id="list656475021" text:style-name="L6">
              <text:list-item>
                <text:p text:style-name="P84"><text:span text:style-name="T14">ห</text:span><text:span text:style-name="T13">น่วยและปริมาณทางฟิสิกส์</text:span></text:p>
              </text:list-item>
              <text:list-item>
                <text:p text:style-name="P86">เวกเตอร์ </text:p>
              </text:list-item>
              <text:list-item>
                <text:p text:style-name="P86">คณิตศาสตร์พื้นฐานที่จำเป็น</text:p>
              </text:list-item>
            </text:list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2</text:p>
          </table:table-cell>
          <table:table-cell table:style-name="Table1.A2" office:value-type="string">
            <text:p text:style-name="P37">-<text:span text:style-name="T13">การเคลื่อนที่</text:span><text:span text:style-name="T17">ใน 1 มิติ </text:span><text:span text:style-name="T18">และ 2 มิติ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36"><text:span text:style-name="T15">-</text:span><text:span text:style-name="T18">พลศาสตร์ ของอนุภาค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ext:soft-page-break/>
        <table:table-row>
          <table:table-cell table:style-name="Table1.A2" office:value-type="string">
            <text:p text:style-name="P64">4</text:p>
          </table:table-cell>
          <table:table-cell table:style-name="Table1.A2" office:value-type="string">
            <text:p text:style-name="P46">- งาน และ กฎการอนุรักษ์พลังงาน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46">-โมเมนตัม และการชน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36"><text:span text:style-name="T16">-</text:span><text:span text:style-name="T18">การหมุนและโมเมนตัมเชิงมุม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46">-ความโน้มถ่วง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9" office:value-type="string">
            <text:p text:style-name="P64">8</text:p>
          </table:table-cell>
          <table:table-cell table:style-name="Table1.A9" office:value-type="string">
            <text:p text:style-name="P40"><text:span text:style-name="T16">ส</text:span><text:span text:style-name="T13">อบกลางภาค</text:span></text:p>
          </table:table-cell>
          <table:table-cell table:style-name="Table1.A9" office:value-type="string">
            <text:p text:style-name="P64"/>
          </table:table-cell>
          <table:table-cell table:style-name="Table1.D9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9</text:p>
          </table:table-cell>
          <table:table-cell table:style-name="Table1.A2" office:value-type="string">
            <text:p text:style-name="P36">-<text:span text:style-name="T18">การสั่นสะเทือนแบบซิมเปิลฮาร์มอนิกส์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0</text:p>
          </table:table-cell>
          <table:table-cell table:style-name="Table1.A2" office:value-type="string">
            <text:p text:style-name="P39">-<text:span text:style-name="T18">คลื่นในตัวกลางที่ยืดหยุ่นได้ และ คลื่นเสียง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1</text:p>
          </table:table-cell>
          <table:table-cell table:style-name="Table1.A2" office:value-type="string">
            <text:p text:style-name="P42">-<text:span text:style-name="T27">กลศาสตร์ของไหล ภาค สถิตศาสตร์ (อุทกสถิตศาสตร์)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2</text:p>
          </table:table-cell>
          <table:table-cell table:style-name="Table1.A2" office:value-type="string">
            <text:p text:style-name="P42">-<text:span text:style-name="T27">กลศาสตร์ของไหล ภาค พลศาสตร์ (อุทกพลศาสตร์)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3</text:p>
          </table:table-cell>
          <table:table-cell table:style-name="Table1.A2" office:value-type="string">
            <text:p text:style-name="P48">-อุณหภูมิ และ ความร้อน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4</text:p>
          </table:table-cell>
          <table:table-cell table:style-name="Table1.A2" office:value-type="string">
            <text:p text:style-name="P36"><text:span text:style-name="T16">-</text:span><text:span text:style-name="T19">ทฤษฎีจลน์ของก๊าซ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5</text:p>
          </table:table-cell>
          <table:table-cell table:style-name="Table1.A2" office:value-type="string">
            <text:p text:style-name="P45">-<text:span text:style-name="T12">กฎพื้นฐานของอุณหพลศาสตร์ 1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4">16</text:p>
          </table:table-cell>
          <table:table-cell table:style-name="Table1.A2" office:value-type="string">
            <text:p text:style-name="P36">-<text:span text:style-name="T16">ก</text:span><text:span text:style-name="T19">ฎพื้นฐานของอุณหพลศาสตร์ 2</text:span></text:p>
          </table:table-cell>
          <table:table-cell table:style-name="Table1.A2" office:value-type="string">
            <text:p text:style-name="P64">3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18" office:value-type="string">
            <text:p text:style-name="P64">17</text:p>
          </table:table-cell>
          <table:table-cell table:style-name="Table1.A18" office:value-type="string">
            <text:p text:style-name="P41">สอบปลายภาค <text:s text:c="11"/></text:p>
          </table:table-cell>
          <table:table-cell table:style-name="Table1.A18" office:value-type="string">
            <text:p text:style-name="P64"/>
          </table:table-cell>
          <table:table-cell table:style-name="Table1.D18" office:value-type="string">
            <text:p text:style-name="P31"/>
          </table:table-cell>
        </table:table-row>
      </table:table>
      <text:p text:style-name="P2"/>
      <text:p text:style-name="P7">ฟิสิกส์ <text:span text:style-name="T28">2</text:span></text:p>
      <text:p text:style-name="P69">(Physics <text:span text:style-name="T26">II</text:span>)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สัปดาห์ที่</text:p>
          </table:table-cell>
          <table:table-cell table:style-name="Table3.A1" office:value-type="string">
            <text:p text:style-name="P35">เนื้อหา</text:p>
          </table:table-cell>
          <table:table-cell table:style-name="Table3.A1" office:value-type="string">
            <text:p text:style-name="P34">จำนวนชั่วโมง</text:p>
          </table:table-cell>
          <table:table-cell table:style-name="Table3.D1" office:value-type="string">
            <text:p text:style-name="P52">กิจกรรมการเรียนการสอน</text:p>
          </table:table-cell>
        </table:table-row>
        <table:table-row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50">-<text:span text:style-name="T20">ประจุและสนามไฟฟ้า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38">-<text:span text:style-name="T13">ก</text:span><text:span text:style-name="T20">ฎของเกาส์</text:span></text:p>
            <text:p text:style-name="P49">-ศักย์ไฟฟ้า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50"><text:span text:style-name="T15">-</text:span><text:span text:style-name="T20">ความจุไฟฟ้า</text:span></text:p>
            <text:p text:style-name="P49">-ความต้านทานไฟฟ้า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4</text:p>
          </table:table-cell>
          <table:table-cell table:style-name="Table3.A2" office:value-type="string">
            <text:p text:style-name="P47">- <text:span text:style-name="T28">กระแสไฟฟ้าและแรงดันไฟฟ้า</text:span></text:p>
            <text:p text:style-name="P47">-<text:span text:style-name="T28">สนามแม่เหล็ก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5</text:p>
          </table:table-cell>
          <table:table-cell table:style-name="Table3.A2" office:value-type="string">
            <text:p text:style-name="P47">-<text:span text:style-name="T28">กฎของแอมแปร์ และ กฎการเหนี่ยวนำของฟาราเดย์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6</text:p>
          </table:table-cell>
          <table:table-cell table:style-name="Table3.A2" office:value-type="string">
            <text:p text:style-name="P50"><text:span text:style-name="T16">-</text:span><text:span text:style-name="T18">การ</text:span><text:span text:style-name="T20">เหนี่ยวนำไฟฟ้า และ การสั่นในวงจรไฟฟ้าแม่เหล็ก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7</text:p>
          </table:table-cell>
          <table:table-cell table:style-name="Table3.A2" office:value-type="string">
            <text:p text:style-name="P47">-<text:span text:style-name="T28">สมการแมกซ์เวลล์ และคลื่นแม่เหล็กไฟฟ้า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9" office:value-type="string">
            <text:p text:style-name="P63">8</text:p>
          </table:table-cell>
          <table:table-cell table:style-name="Table3.A9" office:value-type="string">
            <text:p text:style-name="P43">สอบกลางภาค</text:p>
          </table:table-cell>
          <table:table-cell table:style-name="Table3.A9" office:value-type="string">
            <text:p text:style-name="P63"/>
          </table:table-cell>
          <table:table-cell table:style-name="Table3.D9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9</text:p>
          </table:table-cell>
          <table:table-cell table:style-name="Table3.A2" office:value-type="string">
            <text:p text:style-name="P50">-<text:span text:style-name="T4">THE NATURE </text:span><text:span text:style-name="T5">and</text:span><text:span text:style-name="T4"> PROPAGATION OF LIGHT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56">- <text:span text:style-name="T18">INTERFERENCE </text:span><text:span text:style-name="T22">and DIFFRACTION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1</text:p>
          </table:table-cell>
          <table:table-cell table:style-name="Table3.A2" office:value-type="string">
            <text:p text:style-name="P43">- <text:span text:style-name="T1">GRATINGS </text:span><text:span text:style-name="T6">and </text:span><text:span text:style-name="T1">SPECTRA</text:span></text:p>
            <text:p text:style-name="P59">- <text:s/>POLARIZATION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ext:soft-page-break/>
        <table:table-row>
          <table:table-cell table:style-name="Table3.A2" office:value-type="string">
            <text:p text:style-name="P63">12</text:p>
          </table:table-cell>
          <table:table-cell table:style-name="Table3.A2" office:value-type="string">
            <text:p text:style-name="P43"><text:span text:style-name="T1">-</text:span> <text:span text:style-name="T1">LIGHT AND QUANTUM PHYSICS </text:span><text:span text:style-name="T7">(The Origin of Quantum Physics/Modern Physics)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3</text:p>
          </table:table-cell>
          <table:table-cell table:style-name="Table3.A2" office:value-type="string">
            <text:p text:style-name="P57">- WAVES AND PARTICLES <text:span text:style-name="T31">(An Introduction to Quantum Mechanics)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4</text:p>
          </table:table-cell>
          <table:table-cell table:style-name="Table3.A2" office:value-type="string">
            <text:p text:style-name="P60"><text:span text:style-name="T19">- </text:span><text:span text:style-name="T21">Nuclear and Particle Physics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5</text:p>
          </table:table-cell>
          <table:table-cell table:style-name="Table3.A2" office:value-type="string">
            <text:p text:style-name="P58">- <text:span text:style-name="T32">Introduction to General Relativity and Cosmology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3">16</text:p>
          </table:table-cell>
          <table:table-cell table:style-name="Table3.A2" office:value-type="string">
            <text:p text:style-name="P56"><text:span text:style-name="T21">-</text:span><text:span text:style-name="T23"> </text:span><text:span text:style-name="T24">Modern</text:span><text:span text:style-name="T23"> Topics in Physics</text:span>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18" office:value-type="string">
            <text:p text:style-name="P63">17</text:p>
          </table:table-cell>
          <table:table-cell table:style-name="Table3.A18" office:value-type="string">
            <text:p text:style-name="P43">สอบปลายภาค <text:s text:c="11"/></text:p>
          </table:table-cell>
          <table:table-cell table:style-name="Table3.A18" office:value-type="string">
            <text:p text:style-name="P63"/>
          </table:table-cell>
          <table:table-cell table:style-name="Table3.D18" office:value-type="string">
            <text:p text:style-name="P32"/>
          </table:table-cell>
        </table:table-row>
      </table:table>
      <text:p text:style-name="P9"/>
      <text:p text:style-name="P16"><text:span text:style-name="T35">Preliminary </text:span>Reference: Halliday and Resnick, Physics I, II. </text:p>
      <text:p text:style-name="P4"/>
      <text:p text:style-name="P4"/>
      <text:p text:style-name="P4"/>
      <text:p text:style-name="P70"><text:span text:style-name="T34">Pre-Model II: </text:span>Topics in Physics for Medicine</text:p>
      <text:p text:style-name="P25"/>
      <text:p text:style-name="P22">เนื้อหาเน้นเฉพาะหัวข้อทางฟิสิกส์ที่ม<text:span text:style-name="T39">ี</text:span>การประยุกต์ใช้ทางการแพทย์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  <text:p text:style-name="P21">PART I. PHYSICS OF THE BODY</text:p>
            <text:p text:style-name="P21"/>
          </table:table-cell>
          <table:table-cell table:style-name="Table4.B1" office:value-type="string">
            <text:p text:style-name="P55"/>
            <text:p text:style-name="P62">PART II. PHYSICS OF DIAGNOSTIC</text:p>
            <text:p text:style-name="P62">AND THERAPEUTIC SYSTEMS</text:p>
          </table:table-cell>
        </table:table-row>
        <table:table-row>
          <table:table-cell table:style-name="Table4.A2" office:value-type="string">
            <text:p text:style-name="P20">Chapter 1. MECHANICS OF THE BODY</text:p>
            <text:p text:style-name="P20"/>
            <text:p text:style-name="P19"><text:s/><text:span text:style-name="T33">1.1 Skeleton, forces, and body stability</text:span></text:p>
            <text:p text:style-name="P23"><text:s/><text:tab/>1.2 Muscles and the dynamics of body movement</text:p>
            <text:p text:style-name="P18"><text:span text:style-name="T33"><text:s/><text:tab/>1.3 Physics of body crashi</text:span>ng</text:p>
            <text:p text:style-name="P18"><text:s/><text:tab/> </text:p>
            <text:p text:style-name="P20">Chapter 2. ENERGY HOUSEHOLD OF THE BODY</text:p>
            <text:p text:style-name="P20"/>
            <text:p text:style-name="P18"><text:s/><text:tab/><text:span text:style-name="T33">2.1 Energy balance in the body</text:span></text:p>
            <text:p text:style-name="P23"><text:s/><text:tab/>2.2 Energy consumption of the body</text:p>
            <text:p text:style-name="P23"><text:s/><text:tab/>2.3 Heat losses of the body</text:p>
            <text:p text:style-name="P18"><text:s/><text:tab/> </text:p>
            <text:p text:style-name="P20">Chapter 3. PRESSURE SYSTEM OF THE BODY</text:p>
            <text:p text:style-name="P20"/>
            <text:p text:style-name="P18"><text:s/><text:tab/><text:span text:style-name="T33">3.1 Physics of breathing</text:span></text:p>
            <text:p text:style-name="P23"><text:s/><text:tab/>3.2 Physics of the cardiovascular system</text:p>
            <text:p text:style-name="P18"><text:s/><text:tab/> </text:p>
            <text:p text:style-name="P20">Chapter 4. ACOUSTICS OF THE BODY</text:p>
            <text:p text:style-name="P20"/>
            <text:p text:style-name="P18"><text:s/><text:tab/><text:span text:style-name="T33">4.1 Nature and characteristics of sound</text:span></text:p>
            <text:p text:style-name="P23"><text:s/><text:tab/>4.2 Production of speech</text:p>
            <text:p text:style-name="P23"><text:s/><text:tab/>4.3 Physics of the ear</text:p>
            <text:p text:style-name="P23"><text:tab/>4.4 Diagnostics with sound and ultrasound</text:p>
            <text:p text:style-name="P18"/>
            <text:p text:style-name="P20">Chapter 5. OPTICAL SYSTEM OF THE BODY</text:p>
            <text:p text:style-name="P20"/>
            <text:p text:style-name="P18"><text:tab/><text:span text:style-name="T33">5.1 Physics of the eye</text:span></text:p>
            <text:p text:style-name="P18"/>
            <text:p text:style-name="P20">Chapter 6. ELECTRICAL SYSTEM OF THE BODY</text:p>
            <text:p text:style-name="P20"><text:soft-page-break/></text:p>
            <text:p text:style-name="P18"><text:s/><text:tab/><text:span text:style-name="T33">6.1 Physics of the nervous system</text:span></text:p>
            <text:p text:style-name="P23"><text:s/><text:tab/>6.2 Electrical signals and information transfer</text:p>
          </table:table-cell>
          <table:table-cell table:style-name="Table4.B2" office:value-type="string">
            <text:p text:style-name="P61">Chapter 7. RADIATION AND RADIATION PROTECTION</text:p>
            <text:p text:style-name="P61"/>
            <text:p text:style-name="P55"><text:s text:c="10"/><text:span text:style-name="T33"><text:s text:c="5"/>7.1 Radiation dosimetry</text:span></text:p>
            <text:p text:style-name="P65"><text:s/><text:tab/>7.2 Natural radioactivity</text:p>
            <text:p text:style-name="P65"><text:s/><text:tab/>7.3 Biological effects of radiation</text:p>
            <text:p text:style-name="P65"><text:s/><text:tab/>7.4 Radiation monitors</text:p>
            <text:p text:style-name="P65"/>
            <text:p text:style-name="P61">Chapter 8. DIAGNOSTIC RADIOLOGY</text:p>
            <text:p text:style-name="P55"/>
            <text:p text:style-name="P55"><text:s/><text:tab/><text:span text:style-name="T33">8.1 Production and characteristics of X-rays</text:span></text:p>
            <text:p text:style-name="P65"><text:s/><text:tab/>8.2 X-ray diagnostics and imaging</text:p>
            <text:p text:style-name="P65"><text:s/><text:tab/>8.3 Physics of nuclear magnetic resonance (NMR)</text:p>
            <text:p text:style-name="P65"><text:s/><text:tab/>8.4 NMR imaging – MRI</text:p>
            <text:p text:style-name="P65"/>
            <text:p text:style-name="P61">Chapter 9. DIAGNOSTIC NUCLEAR MEDICINE</text:p>
            <text:p text:style-name="P55"/>
            <text:p text:style-name="P55"><text:s/><text:tab/><text:span text:style-name="T33">9.1 Radiopharmaceuticals for radioisotope imaging</text:span></text:p>
            <text:p text:style-name="P65"><text:s/><text:tab/>9.2 Radioisotope imaging equipment</text:p>
            <text:p text:style-name="P65"><text:s/><text:tab/>9.3 Single photon and positron emission tomography</text:p>
            <text:p text:style-name="P55"/>
            <text:p text:style-name="P61">Chapter 10. THERAPEUTIC NUCLEAR MEDICINE</text:p>
            <text:p text:style-name="P55"/>
            <text:p text:style-name="P55"><text:s/><text:tab/><text:span text:style-name="T33">10.1 Interaction between radiation and matter</text:span></text:p>
            <text:p text:style-name="P65"><text:s/><text:tab/>10.2 Dose and isodose in radiation treatment</text:p>
          </table:table-cell>
        </table:table-row>
      </table:table>
      <text:p text:style-name="P18"/>
      <text:p text:style-name="P26"><text:span text:style-name="T1">Preliminary Reference: Physics for Medicine course at </text:span><text:span text:style-name="T8">the University of</text:span><text:span text:style-name="T1"> </text:span><text:span text:style-name="T8">Notre Damm</text:span><text:span text:style-name="T36"> </text:span><text:span text:style-name="T37">(https://www3.nd.edu/~nsl/Lectures/mphysics/) </text:span></text:p>
      <text:p text:style-name="P27"/>
      <text:p text:style-name="P27"/>
      <text:p text:style-name="P27"/>
      <text:p text:style-name="P71"><text:span text:style-name="T36">M</text:span>odel III</text:p>
      <text:p text:style-name="P24"/>
      <text:p text:style-name="P28"/>
      <text:p text:style-name="P108">รูปแบบที่เป็นไปได้ที่สุดในขณะนี้คือ <text:span text:style-name="T38">Model III </text:span>ดังนั้นเราจะพยายามรวบเนื้อหาของ Pre-model I และ Pre-model II ให้เหลือวิชาละ 1 เทอม</text:p>
      <text:p text:style-name="P108"/>
      <text:p text:style-name="P110"><text:span text:style-name="T41">1.</text:span>ฟิสิกส์ทั่วไป</text:p>
      <text:p text:style-name="P110"/>
      <text:p text:style-name="P111">ในหลักสูตรที่เรียนฟิสิกส์ <text:span text:style-name="T40">2</text:span>ภาคการศึกษา ในเทอมแรก จะมีส่วนของ กลศาสตร์(7 สัปดาห์) <text:s/>คลื่น<text:span text:style-name="T40">(2 สัปดาห์) ของไหล(2 สัปดาห์)</text:span> และ ความร้อน<text:span text:style-name="T40">(4 สัปดาห์) เราจะบริหารจักการระยะเวลาในการเรียนการสอนดังนี้</text:span></text:p>
      <text:list xml:id="list1384969132" text:style-name="L7">
        <text:list-item>
          <text:p text:style-name="P112"><text:span text:style-name="T38">กลศาสตร์ </text:span>กลศาสตร์ถือว่าเป็นพื้นฐานที่สำคัญดังนั้นเราจะคงหัวข้อเดิมไว้ทั้งหมด แต่จะลดระยะเวลาการสอนลงครึ่งหนึ่ง เหลือ 4 สัปดาห์</text:p>
        </text:list-item>
        <text:list-item>
          <text:p text:style-name="P112"><text:span text:style-name="T38">คลื่น</text:span> เช่นกัน ลดลงเป็น 1 สัปดาห์</text:p>
        </text:list-item>
        <text:list-item>
          <text:p text:style-name="P112"><text:span text:style-name="T38">ของไหล</text:span> เช่นกัน ลดลงเป็น 1 สัปดาห์</text:p>
        </text:list-item>
        <text:list-item>
          <text:p text:style-name="P112"><text:span text:style-name="T38">ความร้อน </text:span>ใช้เวลา 2 สัปดาห์</text:p>
        </text:list-item>
      </text:list>
      <text:p text:style-name="P113"/>
      <text:p text:style-name="P113"/>
      <text:p text:style-name="P113"/>
      <text:p text:style-name="P1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9">สัปดาห์ที่</text:p>
          </table:table-cell>
          <table:table-cell table:style-name="Table5.A1" office:value-type="string">
            <text:p text:style-name="P100">เนื้อหา</text:p>
          </table:table-cell>
          <table:table-cell table:style-name="Table5.A1" office:value-type="string">
            <text:p text:style-name="P99">จำนวนชั่วโมง</text:p>
          </table:table-cell>
          <table:table-cell table:style-name="Table5.D1" office:value-type="string">
            <text:p text:style-name="P101">กิจกรรมการเรียนการสอน</text:p>
          </table:table-cell>
        </table:table-row>
        <table:table-row>
          <table:table-cell table:style-name="Table5.A2" office:value-type="string">
            <text:p text:style-name="P80">1</text:p>
          </table:table-cell>
          <table:table-cell table:style-name="Table5.A2" office:value-type="string">
            <text:p text:style-name="P97">-<text:span text:style-name="T14">แนะนำรายวิชา</text:span></text:p>
            <text:p text:style-name="P88">-ความรู้พื้นฐานทางฟิสิกส์</text:p>
            <text:list xml:id="list33923128514422" text:continue-list="list656475021" text:style-name="L6">
              <text:list-item>
                <text:p text:style-name="P85"><text:span text:style-name="T14">ห</text:span><text:span text:style-name="T13">น่วยและปริมาณทางฟิสิกส์</text:span></text:p>
              </text:list-item>
              <text:list-item>
                <text:p text:style-name="P87">เวกเตอร์ </text:p>
              </text:list-item>
              <text:list-item>
                <text:p text:style-name="P87">คณิตศาสตร์พื้นฐานที่จำเป็น</text:p>
              </text:list-item>
            </text:list>
            <text:p text:style-name="P95">-<text:span text:style-name="T13">การเคลื่อนที่</text:span><text:span text:style-name="T17">ใน 1 มิติ </text:span><text:span text:style-name="T18">และ 2 มิติ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2</text:p>
          </table:table-cell>
          <table:table-cell table:style-name="Table5.A2" office:value-type="string">
            <text:p text:style-name="P97"><text:span text:style-name="T15">-</text:span><text:span text:style-name="T18">พลศาสตร์ ของอนุภาค</text:span></text:p>
            <text:p text:style-name="P89">- งาน และ กฎการอนุรักษ์พลังงาน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3</text:p>
          </table:table-cell>
          <table:table-cell table:style-name="Table5.A2" office:value-type="string">
            <text:p text:style-name="P89">-โมเมนตัม และการชน</text:p>
            <text:p text:style-name="P97"><text:span text:style-name="T16">-</text:span><text:span text:style-name="T18">การหมุนและโมเมนตัมเชิงมุม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4</text:p>
          </table:table-cell>
          <table:table-cell table:style-name="Table5.A2" office:value-type="string">
            <text:p text:style-name="P89">-ความโน้มถ่วง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5</text:p>
          </table:table-cell>
          <table:table-cell table:style-name="Table5.A2" office:value-type="string">
            <text:p text:style-name="P97">-<text:span text:style-name="T18">การสั่นสะเทือนแบบซิมเปิลฮาร์มอนิกส์</text:span></text:p>
            <text:p text:style-name="P97">-<text:span text:style-name="T18">คลื่นในตัวกลางที่ยืดหยุ่นได้ และ คลื่นเสียง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6</text:p>
          </table:table-cell>
          <table:table-cell table:style-name="Table5.A2" office:value-type="string">
            <text:p text:style-name="P91">-<text:span text:style-name="T27">กลศาสตร์ของไหล ภาค สถิตศาสตร์ (อุทกสถิตศาสตร์)</text:span></text:p>
            <text:p text:style-name="P91">-<text:span text:style-name="T27">กลศาสตร์ของไหล ภาค พลศาสตร์ (อุทกพลศาสตร์)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0">7</text:p>
          </table:table-cell>
          <table:table-cell table:style-name="Table5.A2" office:value-type="string">
            <text:p text:style-name="P93">-อุณหภูมิ และ ความร้อน</text:p>
            <text:p text:style-name="P97"><text:span text:style-name="T16">-</text:span><text:span text:style-name="T19">ทฤษฎีจลน์ของก๊าซ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ext:soft-page-break/>
        <table:table-row table:style-name="Table5.9">
          <table:table-cell table:style-name="Table5.A2" office:value-type="string">
            <text:p text:style-name="P80">8</text:p>
          </table:table-cell>
          <table:table-cell table:style-name="Table5.A2" office:value-type="string">
            <text:p text:style-name="P97"><text:span text:style-name="T14">-</text:span><text:span text:style-name="T16">กฎพื้นฐานของอุณหพลศาสตร์</text:span></text:p>
          </table:table-cell>
          <table:table-cell table:style-name="Table5.A2" office:value-type="string">
            <text:p text:style-name="P81">3</text:p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10" office:value-type="string">
            <text:p text:style-name="P81">9</text:p>
          </table:table-cell>
          <table:table-cell table:style-name="Table5.A10" office:value-type="string">
            <text:p text:style-name="P91">สอบ<text:span text:style-name="T40">กลางภาค</text:span> <text:s text:c="7"/></text:p>
          </table:table-cell>
          <table:table-cell table:style-name="Table5.A10" office:value-type="string">
            <text:p text:style-name="P81">3</text:p>
          </table:table-cell>
          <table:table-cell table:style-name="Table5.D10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82">10</text:p>
          </table:table-cell>
          <table:table-cell table:style-name="Table5.A2" office:value-type="string">
            <text:p text:style-name="P98">-<text:span text:style-name="T20">ประจุและสนามไฟฟ้า</text:span></text:p>
            <text:p text:style-name="P96">-<text:span text:style-name="T13">ก</text:span><text:span text:style-name="T20">ฎของเกาส์</text:span></text:p>
            <text:p text:style-name="P94">-ศักย์ไฟฟ้า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2">11</text:p>
          </table:table-cell>
          <table:table-cell table:style-name="Table5.A2" office:value-type="string">
            <text:p text:style-name="P98"><text:span text:style-name="T15">-</text:span><text:span text:style-name="T20">ความจุไฟฟ้า</text:span></text:p>
            <text:p text:style-name="P94">-ความต้านทานไฟฟ้า</text:p>
            <text:p text:style-name="P90">- <text:span text:style-name="T28">กระแสไฟฟ้าและแรงดันไฟฟ้า</text:span></text:p>
            <text:p text:style-name="P90">-<text:span text:style-name="T28">สนามแม่เหล็ก</text:span>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2">12</text:p>
          </table:table-cell>
          <table:table-cell table:style-name="Table5.A2" office:value-type="string">
            <text:p text:style-name="P90">-<text:span text:style-name="T28">กฎของแอมแปร์ และ กฎการเหนี่ยวนำของฟาราเดย์</text:span></text:p>
            <text:p text:style-name="P90">-<text:span text:style-name="T28">สมการแมกซ์เวลล์ และคลื่นแม่เหล็กไฟฟ้า</text:span>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2">13</text:p>
          </table:table-cell>
          <table:table-cell table:style-name="Table5.A2" office:value-type="string">
            <text:p text:style-name="P90">-<text:span text:style-name="T1">THE NATURE </text:span><text:span text:style-name="T6">and</text:span><text:span text:style-name="T1"> PROPAGATION OF LIGHT</text:span></text:p>
            <text:p text:style-name="P76">- INTERFERENCE <text:span text:style-name="T42">and DIFFRACTION</text:span></text:p>
            <text:p text:style-name="P92">- <text:span text:style-name="T1">GRATINGS </text:span><text:span text:style-name="T6">and </text:span><text:span text:style-name="T1">SPECTRA</text:span></text:p>
            <text:p text:style-name="P73">- <text:s/>POLARIZATION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2">14</text:p>
          </table:table-cell>
          <table:table-cell table:style-name="Table5.A2" office:value-type="string">
            <text:p text:style-name="P92"><text:span text:style-name="T1">-</text:span> <text:span text:style-name="T1">LIGHT AND QUANTUM PHYSICS </text:span><text:span text:style-name="T7">(The Origin of Quantum Physics/Modern Physics)</text:span></text:p>
            <text:p text:style-name="P74"><text:span text:style-name="T31">- WAVES AND PARTICLES (An Introduction to Quantum Mechanics)</text:span>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3">15</text:p>
          </table:table-cell>
          <table:table-cell table:style-name="Table5.A2" office:value-type="string">
            <text:p text:style-name="P77"><text:span text:style-name="T19">- </text:span><text:span text:style-name="T21">Nuclear and Particle Physics</text:span></text:p>
          </table:table-cell>
          <table:table-cell table:style-name="Table5.A2" office:value-type="string">
            <text:p text:style-name="P79">3</text:p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83">16</text:p>
          </table:table-cell>
          <table:table-cell table:style-name="Table5.A2" office:value-type="string">
            <text:p text:style-name="P78"><text:span text:style-name="T19">- </text:span><text:span text:style-name="T21">Nuclear and Particle Physics </text:span><text:span text:style-name="T25">(cont.)</text:span></text:p>
          </table:table-cell>
          <table:table-cell table:style-name="Table5.A2" office:value-type="string">
            <text:p text:style-name="P79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18" office:value-type="string">
            <text:p text:style-name="P83">16</text:p>
          </table:table-cell>
          <table:table-cell table:style-name="Table5.A18" office:value-type="string">
            <text:p text:style-name="P92">สอบปลายภาค <text:s text:c="11"/></text:p>
          </table:table-cell>
          <table:table-cell table:style-name="Table5.A18" office:value-type="string">
            <text:p text:style-name="P79"/>
          </table:table-cell>
          <table:table-cell table:style-name="Table5.D18" office:value-type="string">
            <text:p text:style-name="P103"/>
          </table:table-cell>
        </table:table-row>
      </table:table>
      <text:p text:style-name="P109"/>
      <text:p text:style-name="P109"/>
      <text:p text:style-name="P109"/>
      <text:p text:style-name="P109"/>
      <text:p text:style-name="P30">Physics Lab</text:p>
      <text:p text:style-name="P29"><text:s text:c="2"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oon1" svg:font-family="Boon" style:font-pitch="variable"/>
    <style:font-face style:name="David Libre" svg:font-family="'David Libre'" style:font-pitch="variable"/>
    <style:font-face style:name="Boon" svg:font-family="Boon" style:font-family-generic="modern" style:font-pitch="variable"/>
    <style:font-face style:name="Boon SemiBold" svg:font-family="'Boon SemiBol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 style:font-name="Boon" fo:font-size="11pt" fo:font-weight="bold" officeooo:rsid="000fee18" officeooo:paragraph-rsid="00117bc1" style:font-size-asian="11pt" style:font-weight-asian="bold" style:font-name-complex="Boon" style:font-size-complex="11pt" style:language-complex="th" style:country-complex="TH" style:font-weight-complex="bold"/>
    </style:style>
    <style:style style:name="MT1" style:family="text">
      <style:text-properties style:font-name="David Libre" fo:font-weight="normal" officeooo:rsid="00174316" style:font-weight-asian="normal" style:font-weight-complex="normal"/>
    </style:style>
    <style:style style:name="MT2" style:family="text">
      <style:text-properties fo:font-weight="normal" officeooo:rsid="00174316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normal" officeooo:rsid="00190ba7" style:font-weight-asian="normal" style:font-weight-complex="normal"/>
    </style:style>
    <style:style style:name="MT5" style:family="text">
      <style:text-properties style:font-name="David Libre"/>
    </style:style>
    <style:style style:name="MT6" style:family="text">
      <style:text-properties style:font-name="David Libre" officeooo:rsid="00145c2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CPY</text:span><text:span text:style-name="MT2"> </text:span><text:span text:style-name="MT3"><text:s/>ฟิสิกส์</text:span><text:span text:style-name="MT4">สำหรับวิทยาศาสตร์การแพทย์ </text:span><text:span text:style-name="MT3"><text:s/>(Physics </text:span><text:span text:style-name="MT4">for Medical Science</text:span><text:span text:style-name="MT3">)</text:span><text:span text:style-name="MT5">/</text:span><text:span text:style-name="MT6">Faculty of Medicine, B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44:11.663000000</meta:creation-date>
    <dc:date>2018-11-14T03:39:21.248000000</dc:date>
    <meta:editing-duration>PT2H48M59S</meta:editing-duration>
    <meta:editing-cycles>26</meta:editing-cycles>
    <meta:generator>LibreOffice/6.1.2.1$Windows_X86_64 LibreOffice_project/65905a128db06ba48db947242809d14d3f9a93fe</meta:generator>
    <meta:print-date>2018-11-11T16:48:45.663000000</meta:print-date>
    <meta:document-statistic meta:table-count="5" meta:image-count="0" meta:object-count="0" meta:page-count="5" meta:paragraph-count="278" meta:word-count="1174" meta:character-count="5261" meta:non-whitespace-character-count="4653"/>
  </office:meta>
</office:document-meta>
</file>